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formula="of:=SIN([.A2]/255*2*PI())" office:value-type="float" office:value="0">
            <text:p>0</text:p>
          </table:table-cell>
          <table:table-cell table:formula="of:=ROUND(([.B2]+1)*255/2;0)" office:value-type="float" office:value="128">
            <text:p>12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SIN([.A3]/255*2*PI())" office:value-type="float" office:value="0.024637449195382">
            <text:p>0,0246374492</text:p>
          </table:table-cell>
          <table:table-cell table:formula="of:=ROUND(([.B3]+1)*255/2;0)" office:value-type="float" office:value="131">
            <text:p>13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SIN([.A4]/255*2*PI())" office:value-type="float" office:value="0.0492599410928169">
            <text:p>0,0492599411</text:p>
          </table:table-cell>
          <table:table-cell table:formula="of:=ROUND(([.B4]+1)*255/2;0)" office:value-type="float" office:value="134">
            <text:p>13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SIN([.A5]/255*2*PI())" office:value-type="float" office:value="0.073852527474874">
            <text:p>0,0738525275</text:p>
          </table:table-cell>
          <table:table-cell table:formula="of:=ROUND(([.B5]+1)*255/2;0)" office:value-type="float" office:value="137">
            <text:p>137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SIN([.A6]/255*2*PI())" office:value-type="float" office:value="0.0984002782796427">
            <text:p>0,0984002783</text:p>
          </table:table-cell>
          <table:table-cell table:formula="of:=ROUND(([.B6]+1)*255/2;0)" office:value-type="float" office:value="140">
            <text:p>14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SIN([.A7]/255*2*PI())" office:value-type="float" office:value="0.122888290664714">
            <text:p>0,1228882907</text:p>
          </table:table-cell>
          <table:table-cell table:formula="of:=ROUND(([.B7]+1)*255/2;0)" office:value-type="float" office:value="143">
            <text:p>14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SIN([.A8]/255*2*PI())" office:value-type="float" office:value="0.147301698054637">
            <text:p>0,1473016981</text:p>
          </table:table-cell>
          <table:table-cell table:formula="of:=ROUND(([.B8]+1)*255/2;0)" office:value-type="float" office:value="146">
            <text:p>14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SIN([.A9]/255*2*PI())" office:value-type="float" office:value="0.17162567916636">
            <text:p>0,1716256792</text:p>
          </table:table-cell>
          <table:table-cell table:formula="of:=ROUND(([.B9]+1)*255/2;0)" office:value-type="float" office:value="149">
            <text:p>14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SIN([.A10]/255*2*PI())" office:value-type="float" office:value="0.195845467007167">
            <text:p>0,195845467</text:p>
          </table:table-cell>
          <table:table-cell table:formula="of:=ROUND(([.B10]+1)*255/2;0)" office:value-type="float" office:value="152">
            <text:p>15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SIN([.A11]/255*2*PI())" office:value-type="float" office:value="0.219946357839669">
            <text:p>0,2199463578</text:p>
          </table:table-cell>
          <table:table-cell table:formula="of:=ROUND(([.B11]+1)*255/2;0)" office:value-type="float" office:value="156">
            <text:p>15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SIN([.A12]/255*2*PI())" office:value-type="float" office:value="0.243913720108377">
            <text:p>0,2439137201</text:p>
          </table:table-cell>
          <table:table-cell table:formula="of:=ROUND(([.B12]+1)*255/2;0)" office:value-type="float" office:value="159">
            <text:p>15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SIN([.A13]/255*2*PI())" office:value-type="float" office:value="0.267733003322468">
            <text:p>0,2677330033</text:p>
          </table:table-cell>
          <table:table-cell table:formula="of:=ROUND(([.B13]+1)*255/2;0)" office:value-type="float" office:value="162">
            <text:p>16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SIN([.A14]/255*2*PI())" office:value-type="float" office:value="0.291389746889325">
            <text:p>0,2913897469</text:p>
          </table:table-cell>
          <table:table-cell table:formula="of:=ROUND(([.B14]+1)*255/2;0)" office:value-type="float" office:value="165">
            <text:p>16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SIN([.A15]/255*2*PI())" office:value-type="float" office:value="0.314869588893508">
            <text:p>0,3148695889</text:p>
          </table:table-cell>
          <table:table-cell table:formula="of:=ROUND(([.B15]+1)*255/2;0)" office:value-type="float" office:value="168">
            <text:p>16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SIN([.A16]/255*2*PI())" office:value-type="float" office:value="0.338158274815817">
            <text:p>0,3381582748</text:p>
          </table:table-cell>
          <table:table-cell table:formula="of:=ROUND(([.B16]+1)*255/2;0)" office:value-type="float" office:value="171">
            <text:p>17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SIN([.A17]/255*2*PI())" office:value-type="float" office:value="0.361241666187153">
            <text:p>0,3612416662</text:p>
          </table:table-cell>
          <table:table-cell table:formula="of:=ROUND(([.B17]+1)*255/2;0)" office:value-type="float" office:value="174">
            <text:p>17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SIN([.A18]/255*2*PI())" office:value-type="float" office:value="0.384105749171926">
            <text:p>0,3841057492</text:p>
          </table:table-cell>
          <table:table-cell table:formula="of:=ROUND(([.B18]+1)*255/2;0)" office:value-type="float" office:value="176">
            <text:p>17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SIN([.A19]/255*2*PI())" office:value-type="float" office:value="0.4067366430758">
            <text:p>0,4067366431</text:p>
          </table:table-cell>
          <table:table-cell table:formula="of:=ROUND(([.B19]+1)*255/2;0)" office:value-type="float" office:value="179">
            <text:p>17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SIN([.A20]/255*2*PI())" office:value-type="float" office:value="0.429120608772609">
            <text:p>0,4291206088</text:p>
          </table:table-cell>
          <table:table-cell table:formula="of:=ROUND(([.B20]+1)*255/2;0)" office:value-type="float" office:value="182">
            <text:p>18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SIN([.A21]/255*2*PI())" office:value-type="float" office:value="0.451244057045323">
            <text:p>0,451244057</text:p>
          </table:table-cell>
          <table:table-cell table:formula="of:=ROUND(([.B21]+1)*255/2;0)" office:value-type="float" office:value="185">
            <text:p>18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SIN([.A22]/255*2*PI())" office:value-type="float" office:value="0.47309355683601">
            <text:p>0,4730935568</text:p>
          </table:table-cell>
          <table:table-cell table:formula="of:=ROUND(([.B22]+1)*255/2;0)" office:value-type="float" office:value="188">
            <text:p>18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SIN([.A23]/255*2*PI())" office:value-type="float" office:value="0.494655843399779">
            <text:p>0,4946558434</text:p>
          </table:table-cell>
          <table:table-cell table:formula="of:=ROUND(([.B23]+1)*255/2;0)" office:value-type="float" office:value="191">
            <text:p>19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SIN([.A24]/255*2*PI())" office:value-type="float" office:value="0.515917826357751">
            <text:p>0,5159178264</text:p>
          </table:table-cell>
          <table:table-cell table:formula="of:=ROUND(([.B24]+1)*255/2;0)" office:value-type="float" office:value="193">
            <text:p>19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SIN([.A25]/255*2*PI())" office:value-type="float" office:value="0.53686659764418">
            <text:p>0,5368665976</text:p>
          </table:table-cell>
          <table:table-cell table:formula="of:=ROUND(([.B25]+1)*255/2;0)" office:value-type="float" office:value="196">
            <text:p>19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SIN([.A26]/255*2*PI())" office:value-type="float" office:value="0.557489439342886">
            <text:p>0,5574894393</text:p>
          </table:table-cell>
          <table:table-cell table:formula="of:=ROUND(([.B26]+1)*255/2;0)" office:value-type="float" office:value="199">
            <text:p>19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SIN([.A27]/255*2*PI())" office:value-type="float" office:value="0.577773831408251">
            <text:p>0,5777738314</text:p>
          </table:table-cell>
          <table:table-cell table:formula="of:=ROUND(([.B27]+1)*255/2;0)" office:value-type="float" office:value="201">
            <text:p>20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SIN([.A28]/255*2*PI())" office:value-type="float" office:value="0.597707459266094">
            <text:p>0,5977074593</text:p>
          </table:table-cell>
          <table:table-cell table:formula="of:=ROUND(([.B28]+1)*255/2;0)" office:value-type="float" office:value="204">
            <text:p>20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SIN([.A29]/255*2*PI())" office:value-type="float" office:value="0.617278221289793">
            <text:p>0,6172782213</text:p>
          </table:table-cell>
          <table:table-cell table:formula="of:=ROUND(([.B29]+1)*255/2;0)" office:value-type="float" office:value="206">
            <text:p>20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SIN([.A30]/255*2*PI())" office:value-type="float" office:value="0.636474236147141">
            <text:p>0,6364742361</text:p>
          </table:table-cell>
          <table:table-cell table:formula="of:=ROUND(([.B30]+1)*255/2;0)" office:value-type="float" office:value="209">
            <text:p>20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SIN([.A31]/255*2*PI())" office:value-type="float" office:value="0.655283850013454">
            <text:p>0,65528385</text:p>
          </table:table-cell>
          <table:table-cell table:formula="of:=ROUND(([.B31]+1)*255/2;0)" office:value-type="float" office:value="211">
            <text:p>21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SIN([.A32]/255*2*PI())" office:value-type="float" office:value="0.673695643646557">
            <text:p>0,6736956436</text:p>
          </table:table-cell>
          <table:table-cell table:formula="of:=ROUND(([.B32]+1)*255/2;0)" office:value-type="float" office:value="213">
            <text:p>21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SIN([.A33]/255*2*PI())" office:value-type="float" office:value="0.69169843931937">
            <text:p>0,6916984393</text:p>
          </table:table-cell>
          <table:table-cell table:formula="of:=ROUND(([.B33]+1)*255/2;0)" office:value-type="float" office:value="216">
            <text:p>21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SIN([.A34]/255*2*PI())" office:value-type="float" office:value="0.709281307605853">
            <text:p>0,7092813076</text:p>
          </table:table-cell>
          <table:table-cell table:formula="of:=ROUND(([.B34]+1)*255/2;0)" office:value-type="float" office:value="218">
            <text:p>21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SIN([.A35]/255*2*PI())" office:value-type="float" office:value="0.726433574016224">
            <text:p>0,726433574</text:p>
          </table:table-cell>
          <table:table-cell table:formula="of:=ROUND(([.B35]+1)*255/2;0)" office:value-type="float" office:value="220">
            <text:p>22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SIN([.A36]/255*2*PI())" office:value-type="float" office:value="0.743144825477394">
            <text:p>0,7431448255</text:p>
          </table:table-cell>
          <table:table-cell table:formula="of:=ROUND(([.B36]+1)*255/2;0)" office:value-type="float" office:value="222">
            <text:p>22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SIN([.A37]/255*2*PI())" office:value-type="float" office:value="0.759404916654707">
            <text:p>0,7594049167</text:p>
          </table:table-cell>
          <table:table-cell table:formula="of:=ROUND(([.B37]+1)*255/2;0)" office:value-type="float" office:value="224">
            <text:p>22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SIN([.A38]/255*2*PI())" office:value-type="float" office:value="0.77520397611113">
            <text:p>0,7752039761</text:p>
          </table:table-cell>
          <table:table-cell table:formula="of:=ROUND(([.B38]+1)*255/2;0)" office:value-type="float" office:value="226">
            <text:p>22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SIN([.A39]/255*2*PI())" office:value-type="float" office:value="0.790532412300163">
            <text:p>0,7905324123</text:p>
          </table:table-cell>
          <table:table-cell table:formula="of:=ROUND(([.B39]+1)*255/2;0)" office:value-type="float" office:value="228">
            <text:p>22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SIN([.A40]/255*2*PI())" office:value-type="float" office:value="0.805380919388833">
            <text:p>0,8053809194</text:p>
          </table:table-cell>
          <table:table-cell table:formula="of:=ROUND(([.B40]+1)*255/2;0)" office:value-type="float" office:value="230">
            <text:p>23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SIN([.A41]/255*2*PI())" office:value-type="float" office:value="0.819740482907221">
            <text:p>0,8197404829</text:p>
          </table:table-cell>
          <table:table-cell table:formula="of:=ROUND(([.B41]+1)*255/2;0)" office:value-type="float" office:value="232">
            <text:p>23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SIN([.A42]/255*2*PI())" office:value-type="float" office:value="0.83360238522112">
            <text:p>0,8336023852</text:p>
          </table:table-cell>
          <table:table-cell table:formula="of:=ROUND(([.B42]+1)*255/2;0)" office:value-type="float" office:value="234">
            <text:p>23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SIN([.A43]/255*2*PI())" office:value-type="float" office:value="0.846958210824467">
            <text:p>0,8469582108</text:p>
          </table:table-cell>
          <table:table-cell table:formula="of:=ROUND(([.B43]+1)*255/2;0)" office:value-type="float" office:value="235">
            <text:p>23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SIN([.A44]/255*2*PI())" office:value-type="float" office:value="0.859799851448372">
            <text:p>0,8597998514</text:p>
          </table:table-cell>
          <table:table-cell table:formula="of:=ROUND(([.B44]+1)*255/2;0)" office:value-type="float" office:value="237">
            <text:p>237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SIN([.A45]/255*2*PI())" office:value-type="float" office:value="0.872119510983611">
            <text:p>0,872119511</text:p>
          </table:table-cell>
          <table:table-cell table:formula="of:=ROUND(([.B45]+1)*255/2;0)" office:value-type="float" office:value="239">
            <text:p>23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SIN([.A46]/255*2*PI())" office:value-type="float" office:value="0.883909710213612">
            <text:p>0,8839097102</text:p>
          </table:table-cell>
          <table:table-cell table:formula="of:=ROUND(([.B46]+1)*255/2;0)" office:value-type="float" office:value="240">
            <text:p>24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SIN([.A47]/255*2*PI())" office:value-type="float" office:value="0.895163291355062">
            <text:p>0,8951632914</text:p>
          </table:table-cell>
          <table:table-cell table:formula="of:=ROUND(([.B47]+1)*255/2;0)" office:value-type="float" office:value="242">
            <text:p>24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SIN([.A48]/255*2*PI())" office:value-type="float" office:value="0.905873422403367">
            <text:p>0,9058734224</text:p>
          </table:table-cell>
          <table:table-cell table:formula="of:=ROUND(([.B48]+1)*255/2;0)" office:value-type="float" office:value="243">
            <text:p>24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SIN([.A49]/255*2*PI())" office:value-type="float" office:value="0.916033601280333">
            <text:p>0,9160336013</text:p>
          </table:table-cell>
          <table:table-cell table:formula="of:=ROUND(([.B49]+1)*255/2;0)" office:value-type="float" office:value="244">
            <text:p>24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SIN([.A50]/255*2*PI())" office:value-type="float" office:value="0.925637659781556">
            <text:p>0,9256376598</text:p>
          </table:table-cell>
          <table:table-cell table:formula="of:=ROUND(([.B50]+1)*255/2;0)" office:value-type="float" office:value="246">
            <text:p>24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SIN([.A51]/255*2*PI())" office:value-type="float" office:value="0.934679767321111">
            <text:p>0,9346797673</text:p>
          </table:table-cell>
          <table:table-cell table:formula="of:=ROUND(([.B51]+1)*255/2;0)" office:value-type="float" office:value="247">
            <text:p>247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SIN([.A52]/255*2*PI())" office:value-type="float" office:value="0.943154434471277">
            <text:p>0,9431544345</text:p>
          </table:table-cell>
          <table:table-cell table:formula="of:=ROUND(([.B52]+1)*255/2;0)" office:value-type="float" office:value="248">
            <text:p>24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SIN([.A53]/255*2*PI())" office:value-type="float" office:value="0.951056516295153">
            <text:p>0,9510565163</text:p>
          </table:table-cell>
          <table:table-cell table:formula="of:=ROUND(([.B53]+1)*255/2;0)" office:value-type="float" office:value="249">
            <text:p>24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SIN([.A54]/255*2*PI())" office:value-type="float" office:value="0.958381215470122">
            <text:p>0,9583812155</text:p>
          </table:table-cell>
          <table:table-cell table:formula="of:=ROUND(([.B54]+1)*255/2;0)" office:value-type="float" office:value="250">
            <text:p>25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SIN([.A55]/255*2*PI())" office:value-type="float" office:value="0.965124085200289">
            <text:p>0,9651240852</text:p>
          </table:table-cell>
          <table:table-cell table:formula="of:=ROUND(([.B55]+1)*255/2;0)" office:value-type="float" office:value="251">
            <text:p>25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SIN([.A56]/255*2*PI())" office:value-type="float" office:value="0.971281031916114">
            <text:p>0,9712810319</text:p>
          </table:table-cell>
          <table:table-cell table:formula="of:=ROUND(([.B56]+1)*255/2;0)" office:value-type="float" office:value="251">
            <text:p>25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SIN([.A57]/255*2*PI())" office:value-type="float" office:value="0.976848317759601">
            <text:p>0,9768483178</text:p>
          </table:table-cell>
          <table:table-cell table:formula="of:=ROUND(([.B57]+1)*255/2;0)" office:value-type="float" office:value="252">
            <text:p>25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SIN([.A58]/255*2*PI())" office:value-type="float" office:value="0.981822562853537">
            <text:p>0,9818225629</text:p>
          </table:table-cell>
          <table:table-cell table:formula="of:=ROUND(([.B58]+1)*255/2;0)" office:value-type="float" office:value="253">
            <text:p>25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SIN([.A59]/255*2*PI())" office:value-type="float" office:value="0.986200747353402">
            <text:p>0,9862007474</text:p>
          </table:table-cell>
          <table:table-cell table:formula="of:=ROUND(([.B59]+1)*255/2;0)" office:value-type="float" office:value="253">
            <text:p>25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SIN([.A60]/255*2*PI())" office:value-type="float" office:value="0.989980213280707">
            <text:p>0,9899802133</text:p>
          </table:table-cell>
          <table:table-cell table:formula="of:=ROUND(([.B60]+1)*255/2;0)" office:value-type="float" office:value="254">
            <text:p>25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SIN([.A61]/255*2*PI())" office:value-type="float" office:value="0.993158666136636">
            <text:p>0,9931586661</text:p>
          </table:table-cell>
          <table:table-cell table:formula="of:=ROUND(([.B61]+1)*255/2;0)" office:value-type="float" office:value="254">
            <text:p>25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SIN([.A62]/255*2*PI())" office:value-type="float" office:value="0.995734176295034">
            <text:p>0,9957341763</text:p>
          </table:table-cell>
          <table:table-cell table:formula="of:=ROUND(([.B62]+1)*255/2;0)" office:value-type="float" office:value="254">
            <text:p>25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SIN([.A63]/255*2*PI())" office:value-type="float" office:value="0.997705180173873">
            <text:p>0,9977051802</text:p>
          </table:table-cell>
          <table:table-cell table:formula="of:=ROUND(([.B63]+1)*255/2;0)" office:value-type="float" office:value="255">
            <text:p>25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SIN([.A64]/255*2*PI())" office:value-type="float" office:value="0.999070481184493">
            <text:p>0,9990704812</text:p>
          </table:table-cell>
          <table:table-cell table:formula="of:=ROUND(([.B64]+1)*255/2;0)" office:value-type="float" office:value="255">
            <text:p>25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SIN([.A65]/255*2*PI())" office:value-type="float" office:value="0.999829250458053">
            <text:p>0,9998292505</text:p>
          </table:table-cell>
          <table:table-cell table:formula="of:=ROUND(([.B65]+1)*255/2;0)" office:value-type="float" office:value="255">
            <text:p>25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SIN([.A66]/255*2*PI())" office:value-type="float" office:value="0.999981027348727">
            <text:p>0,9999810273</text:p>
          </table:table-cell>
          <table:table-cell table:formula="of:=ROUND(([.B66]+1)*255/2;0)" office:value-type="float" office:value="255">
            <text:p>25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SIN([.A67]/255*2*PI())" office:value-type="float" office:value="0.999525719713366">
            <text:p>0,9995257197</text:p>
          </table:table-cell>
          <table:table-cell table:formula="of:=ROUND(([.B67]+1)*255/2;0)" office:value-type="float" office:value="255">
            <text:p>25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SIN([.A68]/255*2*PI())" office:value-type="float" office:value="0.998463603967434">
            <text:p>0,998463604</text:p>
          </table:table-cell>
          <table:table-cell table:formula="of:=ROUND(([.B68]+1)*255/2;0)" office:value-type="float" office:value="255">
            <text:p>25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SIN([.A69]/255*2*PI())" office:value-type="float" office:value="0.996795324917199">
            <text:p>0,9967953249</text:p>
          </table:table-cell>
          <table:table-cell table:formula="of:=ROUND(([.B69]+1)*255/2;0)" office:value-type="float" office:value="255">
            <text:p>25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SIN([.A70]/255*2*PI())" office:value-type="float" office:value="0.994521895368273">
            <text:p>0,9945218954</text:p>
          </table:table-cell>
          <table:table-cell table:formula="of:=ROUND(([.B70]+1)*255/2;0)" office:value-type="float" office:value="254">
            <text:p>25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SIN([.A71]/255*2*PI())" office:value-type="float" office:value="0.991644695510743">
            <text:p>0,9916446955</text:p>
          </table:table-cell>
          <table:table-cell table:formula="of:=ROUND(([.B71]+1)*255/2;0)" office:value-type="float" office:value="254">
            <text:p>25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SIN([.A72]/255*2*PI())" office:value-type="float" office:value="0.988165472081259">
            <text:p>0,9881654721</text:p>
          </table:table-cell>
          <table:table-cell table:formula="of:=ROUND(([.B72]+1)*255/2;0)" office:value-type="float" office:value="253">
            <text:p>25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SIN([.A73]/255*2*PI())" office:value-type="float" office:value="0.984086337302604">
            <text:p>0,9840863373</text:p>
          </table:table-cell>
          <table:table-cell table:formula="of:=ROUND(([.B73]+1)*255/2;0)" office:value-type="float" office:value="253">
            <text:p>25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SIN([.A74]/255*2*PI())" office:value-type="float" office:value="0.979409767601366">
            <text:p>0,9794097676</text:p>
          </table:table-cell>
          <table:table-cell table:formula="of:=ROUND(([.B74]+1)*255/2;0)" office:value-type="float" office:value="252">
            <text:p>25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SIN([.A75]/255*2*PI())" office:value-type="float" office:value="0.97413860210451">
            <text:p>0,9741386021</text:p>
          </table:table-cell>
          <table:table-cell table:formula="of:=ROUND(([.B75]+1)*255/2;0)" office:value-type="float" office:value="252">
            <text:p>25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SIN([.A76]/255*2*PI())" office:value-type="float" office:value="0.968276040915759">
            <text:p>0,9682760409</text:p>
          </table:table-cell>
          <table:table-cell table:formula="of:=ROUND(([.B76]+1)*255/2;0)" office:value-type="float" office:value="251">
            <text:p>25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SIN([.A77]/255*2*PI())" office:value-type="float" office:value="0.961825643172819">
            <text:p>0,9618256432</text:p>
          </table:table-cell>
          <table:table-cell table:formula="of:=ROUND(([.B77]+1)*255/2;0)" office:value-type="float" office:value="250">
            <text:p>25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SIN([.A78]/255*2*PI())" office:value-type="float" office:value="0.954791324886644">
            <text:p>0,9547913249</text:p>
          </table:table-cell>
          <table:table-cell table:formula="of:=ROUND(([.B78]+1)*255/2;0)" office:value-type="float" office:value="249">
            <text:p>24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SIN([.A79]/255*2*PI())" office:value-type="float" office:value="0.94717735656404">
            <text:p>0,9471773566</text:p>
          </table:table-cell>
          <table:table-cell table:formula="of:=ROUND(([.B79]+1)*255/2;0)" office:value-type="float" office:value="248">
            <text:p>24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SIN([.A80]/255*2*PI())" office:value-type="float" office:value="0.938988360615057">
            <text:p>0,9389883606</text:p>
          </table:table-cell>
          <table:table-cell table:formula="of:=ROUND(([.B80]+1)*255/2;0)" office:value-type="float" office:value="247">
            <text:p>247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SIN([.A81]/255*2*PI())" office:value-type="float" office:value="0.93022930854674">
            <text:p>0,9302293085</text:p>
          </table:table-cell>
          <table:table-cell table:formula="of:=ROUND(([.B81]+1)*255/2;0)" office:value-type="float" office:value="246">
            <text:p>24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SIN([.A82]/255*2*PI())" office:value-type="float" office:value="0.920905517944954">
            <text:p>0,9209055179</text:p>
          </table:table-cell>
          <table:table-cell table:formula="of:=ROUND(([.B82]+1)*255/2;0)" office:value-type="float" office:value="245">
            <text:p>24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SIN([.A83]/255*2*PI())" office:value-type="float" office:value="0.911022649246088">
            <text:p>0,9110226492</text:p>
          </table:table-cell>
          <table:table-cell table:formula="of:=ROUND(([.B83]+1)*255/2;0)" office:value-type="float" office:value="244">
            <text:p>24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SIN([.A84]/255*2*PI())" office:value-type="float" office:value="0.900586702300637">
            <text:p>0,9005867023</text:p>
          </table:table-cell>
          <table:table-cell table:formula="of:=ROUND(([.B84]+1)*255/2;0)" office:value-type="float" office:value="242">
            <text:p>24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SIN([.A85]/255*2*PI())" office:value-type="float" office:value="0.88960401273071">
            <text:p>0,8896040127</text:p>
          </table:table-cell>
          <table:table-cell table:formula="of:=ROUND(([.B85]+1)*255/2;0)" office:value-type="float" office:value="241">
            <text:p>24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SIN([.A86]/255*2*PI())" office:value-type="float" office:value="0.878081248083698">
            <text:p>0,8780812481</text:p>
          </table:table-cell>
          <table:table-cell table:formula="of:=ROUND(([.B86]+1)*255/2;0)" office:value-type="float" office:value="239">
            <text:p>23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SIN([.A87]/255*2*PI())" office:value-type="float" office:value="0.866025403784439">
            <text:p>0,8660254038</text:p>
          </table:table-cell>
          <table:table-cell table:formula="of:=ROUND(([.B87]+1)*255/2;0)" office:value-type="float" office:value="238">
            <text:p>23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SIN([.A88]/255*2*PI())" office:value-type="float" office:value="0.853443798888316">
            <text:p>0,8534437989</text:p>
          </table:table-cell>
          <table:table-cell table:formula="of:=ROUND(([.B88]+1)*255/2;0)" office:value-type="float" office:value="236">
            <text:p>23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SIN([.A89]/255*2*PI())" office:value-type="float" office:value="0.840344071637893">
            <text:p>0,8403440716</text:p>
          </table:table-cell>
          <table:table-cell table:formula="of:=ROUND(([.B89]+1)*255/2;0)" office:value-type="float" office:value="235">
            <text:p>23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SIN([.A90]/255*2*PI())" office:value-type="float" office:value="0.826734174825763">
            <text:p>0,8267341748</text:p>
          </table:table-cell>
          <table:table-cell table:formula="of:=ROUND(([.B90]+1)*255/2;0)" office:value-type="float" office:value="233">
            <text:p>23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SIN([.A91]/255*2*PI())" office:value-type="float" office:value="0.812622370966446">
            <text:p>0,812622371</text:p>
          </table:table-cell>
          <table:table-cell table:formula="of:=ROUND(([.B91]+1)*255/2;0)" office:value-type="float" office:value="231">
            <text:p>23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SIN([.A92]/255*2*PI())" office:value-type="float" office:value="0.79801722728024">
            <text:p>0,7980172273</text:p>
          </table:table-cell>
          <table:table-cell table:formula="of:=ROUND(([.B92]+1)*255/2;0)" office:value-type="float" office:value="229">
            <text:p>22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SIN([.A93]/255*2*PI())" office:value-type="float" office:value="0.782927610492103">
            <text:p>0,7829276105</text:p>
          </table:table-cell>
          <table:table-cell table:formula="of:=ROUND(([.B93]+1)*255/2;0)" office:value-type="float" office:value="227">
            <text:p>227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SIN([.A94]/255*2*PI())" office:value-type="float" office:value="0.767362681448697">
            <text:p>0,7673626814</text:p>
          </table:table-cell>
          <table:table-cell table:formula="of:=ROUND(([.B94]+1)*255/2;0)" office:value-type="float" office:value="225">
            <text:p>22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SIN([.A95]/255*2*PI())" office:value-type="float" office:value="0.751331889556873">
            <text:p>0,7513318896</text:p>
          </table:table-cell>
          <table:table-cell table:formula="of:=ROUND(([.B95]+1)*255/2;0)" office:value-type="float" office:value="223">
            <text:p>22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SIN([.A96]/255*2*PI())" office:value-type="float" office:value="0.734844967046976">
            <text:p>0,734844967</text:p>
          </table:table-cell>
          <table:table-cell table:formula="of:=ROUND(([.B96]+1)*255/2;0)" office:value-type="float" office:value="221">
            <text:p>22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SIN([.A97]/255*2*PI())" office:value-type="float" office:value="0.717911923064442">
            <text:p>0,7179119231</text:p>
          </table:table-cell>
          <table:table-cell table:formula="of:=ROUND(([.B97]+1)*255/2;0)" office:value-type="float" office:value="219">
            <text:p>21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SIN([.A98]/255*2*PI())" office:value-type="float" office:value="0.700543037593291">
            <text:p>0,7005430376</text:p>
          </table:table-cell>
          <table:table-cell table:formula="of:=ROUND(([.B98]+1)*255/2;0)" office:value-type="float" office:value="217">
            <text:p>217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SIN([.A99]/255*2*PI())" office:value-type="float" office:value="0.682748855215186">
            <text:p>0,6827488552</text:p>
          </table:table-cell>
          <table:table-cell table:formula="of:=ROUND(([.B99]+1)*255/2;0)" office:value-type="float" office:value="215">
            <text:p>21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SIN([.A100]/255*2*PI())" office:value-type="float" office:value="0.664540178707858">
            <text:p>0,6645401787</text:p>
          </table:table-cell>
          <table:table-cell table:formula="of:=ROUND(([.B100]+1)*255/2;0)" office:value-type="float" office:value="212">
            <text:p>21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SIN([.A101]/255*2*PI())" office:value-type="float" office:value="0.645928062486787">
            <text:p>0,6459280625</text:p>
          </table:table-cell>
          <table:table-cell table:formula="of:=ROUND(([.B101]+1)*255/2;0)" office:value-type="float" office:value="210">
            <text:p>21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SIN([.A102]/255*2*PI())" office:value-type="float" office:value="0.626923805894106">
            <text:p>0,6269238059</text:p>
          </table:table-cell>
          <table:table-cell table:formula="of:=ROUND(([.B102]+1)*255/2;0)" office:value-type="float" office:value="207">
            <text:p>207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formula="of:=SIN([.A103]/255*2*PI())" office:value-type="float" office:value="0.607538946338817">
            <text:p>0,6075389463</text:p>
          </table:table-cell>
          <table:table-cell table:formula="of:=ROUND(([.B103]+1)*255/2;0)" office:value-type="float" office:value="205">
            <text:p>20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formula="of:=SIN([.A104]/255*2*PI())" office:value-type="float" office:value="0.587785252292473">
            <text:p>0,5877852523</text:p>
          </table:table-cell>
          <table:table-cell table:formula="of:=ROUND(([.B104]+1)*255/2;0)" office:value-type="float" office:value="202">
            <text:p>20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formula="of:=SIN([.A105]/255*2*PI())" office:value-type="float" office:value="0.56767471614459">
            <text:p>0,5676747161</text:p>
          </table:table-cell>
          <table:table-cell table:formula="of:=ROUND(([.B105]+1)*255/2;0)" office:value-type="float" office:value="200">
            <text:p>20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formula="of:=SIN([.A106]/255*2*PI())" office:value-type="float" office:value="0.547219546922111">
            <text:p>0,5472195469</text:p>
          </table:table-cell>
          <table:table-cell table:formula="of:=ROUND(([.B106]+1)*255/2;0)" office:value-type="float" office:value="197">
            <text:p>197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f:=SIN([.A107]/255*2*PI())" office:value-type="float" office:value="0.526432162877356">
            <text:p>0,5264321629</text:p>
          </table:table-cell>
          <table:table-cell table:formula="of:=ROUND(([.B107]+1)*255/2;0)" office:value-type="float" office:value="195">
            <text:p>19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formula="of:=SIN([.A108]/255*2*PI())" office:value-type="float" office:value="0.505325183948948">
            <text:p>0,5053251839</text:p>
          </table:table-cell>
          <table:table-cell table:formula="of:=ROUND(([.B108]+1)*255/2;0)" office:value-type="float" office:value="192">
            <text:p>19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formula="of:=SIN([.A109]/255*2*PI())" office:value-type="float" office:value="0.483911424100302">
            <text:p>0,4839114241</text:p>
          </table:table-cell>
          <table:table-cell table:formula="of:=ROUND(([.B109]+1)*255/2;0)" office:value-type="float" office:value="189">
            <text:p>18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formula="of:=SIN([.A110]/255*2*PI())" office:value-type="float" office:value="0.462203883540313">
            <text:p>0,4622038835</text:p>
          </table:table-cell>
          <table:table-cell table:formula="of:=ROUND(([.B110]+1)*255/2;0)" office:value-type="float" office:value="186">
            <text:p>18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formula="of:=SIN([.A111]/255*2*PI())" office:value-type="float" office:value="0.440215740830988">
            <text:p>0,4402157408</text:p>
          </table:table-cell>
          <table:table-cell table:formula="of:=ROUND(([.B111]+1)*255/2;0)" office:value-type="float" office:value="184">
            <text:p>18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SIN([.A112]/255*2*PI())" office:value-type="float" office:value="0.417960344886783">
            <text:p>0,4179603449</text:p>
          </table:table-cell>
          <table:table-cell table:formula="of:=ROUND(([.B112]+1)*255/2;0)" office:value-type="float" office:value="181">
            <text:p>18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formula="of:=SIN([.A113]/255*2*PI())" office:value-type="float" office:value="0.395451206870542">
            <text:p>0,3954512069</text:p>
          </table:table-cell>
          <table:table-cell table:formula="of:=ROUND(([.B113]+1)*255/2;0)" office:value-type="float" office:value="178">
            <text:p>17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formula="of:=SIN([.A114]/255*2*PI())" office:value-type="float" office:value="0.372701991990914">
            <text:p>0,372701992</text:p>
          </table:table-cell>
          <table:table-cell table:formula="of:=ROUND(([.B114]+1)*255/2;0)" office:value-type="float" office:value="175">
            <text:p>17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formula="of:=SIN([.A115]/255*2*PI())" office:value-type="float" office:value="0.349726511206262">
            <text:p>0,3497265112</text:p>
          </table:table-cell>
          <table:table-cell table:formula="of:=ROUND(([.B115]+1)*255/2;0)" office:value-type="float" office:value="172">
            <text:p>17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formula="of:=SIN([.A116]/255*2*PI())" office:value-type="float" office:value="0.326538712840083">
            <text:p>0,3265387128</text:p>
          </table:table-cell>
          <table:table-cell table:formula="of:=ROUND(([.B116]+1)*255/2;0)" office:value-type="float" office:value="169">
            <text:p>16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f:=SIN([.A117]/255*2*PI())" office:value-type="float" office:value="0.303152674113044">
            <text:p>0,3031526741</text:p>
          </table:table-cell>
          <table:table-cell table:formula="of:=ROUND(([.B117]+1)*255/2;0)" office:value-type="float" office:value="166">
            <text:p>16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formula="of:=SIN([.A118]/255*2*PI())" office:value-type="float" office:value="0.279582592596744">
            <text:p>0,2795825926</text:p>
          </table:table-cell>
          <table:table-cell table:formula="of:=ROUND(([.B118]+1)*255/2;0)" office:value-type="float" office:value="163">
            <text:p>16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formula="of:=SIN([.A119]/255*2*PI())" office:value-type="float" office:value="0.255842777594436">
            <text:p>0,2558427776</text:p>
          </table:table-cell>
          <table:table-cell table:formula="of:=ROUND(([.B119]+1)*255/2;0)" office:value-type="float" office:value="160">
            <text:p>16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formula="of:=SIN([.A120]/255*2*PI())" office:value-type="float" office:value="0.231947641453898">
            <text:p>0,2319476415</text:p>
          </table:table-cell>
          <table:table-cell table:formula="of:=ROUND(([.B120]+1)*255/2;0)" office:value-type="float" office:value="157">
            <text:p>157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formula="of:=SIN([.A121]/255*2*PI())" office:value-type="float" office:value="0.207911690817759">
            <text:p>0,2079116908</text:p>
          </table:table-cell>
          <table:table-cell table:formula="of:=ROUND(([.B121]+1)*255/2;0)" office:value-type="float" office:value="154">
            <text:p>15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SIN([.A122]/255*2*PI())" office:value-type="float" office:value="0.18374951781657">
            <text:p>0,1837495178</text:p>
          </table:table-cell>
          <table:table-cell table:formula="of:=ROUND(([.B122]+1)*255/2;0)" office:value-type="float" office:value="151">
            <text:p>15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formula="of:=SIN([.A123]/255*2*PI())" office:value-type="float" office:value="0.159475791209981">
            <text:p>0,1594757912</text:p>
          </table:table-cell>
          <table:table-cell table:formula="of:=ROUND(([.B123]+1)*255/2;0)" office:value-type="float" office:value="148">
            <text:p>14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formula="of:=SIN([.A124]/255*2*PI())" office:value-type="float" office:value="0.135105247481393">
            <text:p>0,1351052475</text:p>
          </table:table-cell>
          <table:table-cell table:formula="of:=ROUND(([.B124]+1)*255/2;0)" office:value-type="float" office:value="145">
            <text:p>14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formula="of:=SIN([.A125]/255*2*PI())" office:value-type="float" office:value="0.110652681891501">
            <text:p>0,1106526819</text:p>
          </table:table-cell>
          <table:table-cell table:formula="of:=ROUND(([.B125]+1)*255/2;0)" office:value-type="float" office:value="142">
            <text:p>14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formula="of:=SIN([.A126]/255*2*PI())" office:value-type="float" office:value="0.0861329394961463">
            <text:p>0,0861329395</text:p>
          </table:table-cell>
          <table:table-cell table:formula="of:=ROUND(([.B126]+1)*255/2;0)" office:value-type="float" office:value="138">
            <text:p>13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formula="of:=SIN([.A127]/255*2*PI())" office:value-type="float" office:value="0.0615609061339432">
            <text:p>0,0615609061</text:p>
          </table:table-cell>
          <table:table-cell table:formula="of:=ROUND(([.B127]+1)*255/2;0)" office:value-type="float" office:value="135">
            <text:p>13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formula="of:=SIN([.A128]/255*2*PI())" office:value-type="float" office:value="0.0369514993891449">
            <text:p>0,0369514994</text:p>
          </table:table-cell>
          <table:table-cell table:formula="of:=ROUND(([.B128]+1)*255/2;0)" office:value-type="float" office:value="132">
            <text:p>13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formula="of:=SIN([.A129]/255*2*PI())" office:value-type="float" office:value="0.0123196595352385">
            <text:p>0,0123196595</text:p>
          </table:table-cell>
          <table:table-cell table:formula="of:=ROUND(([.B129]+1)*255/2;0)" office:value-type="float" office:value="129">
            <text:p>12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SIN([.A130]/255*2*PI())" office:value-type="float" office:value="-0.0123196595352383">
            <text:p>-0,0123196595</text:p>
          </table:table-cell>
          <table:table-cell table:formula="of:=ROUND(([.B130]+1)*255/2;0)" office:value-type="float" office:value="126">
            <text:p>12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formula="of:=SIN([.A131]/255*2*PI())" office:value-type="float" office:value="-0.0369514993891447">
            <text:p>-0,0369514994</text:p>
          </table:table-cell>
          <table:table-cell table:formula="of:=ROUND(([.B131]+1)*255/2;0)" office:value-type="float" office:value="123">
            <text:p>12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formula="of:=SIN([.A132]/255*2*PI())" office:value-type="float" office:value="-0.0615609061339425">
            <text:p>-0,0615609061</text:p>
          </table:table-cell>
          <table:table-cell table:formula="of:=ROUND(([.B132]+1)*255/2;0)" office:value-type="float" office:value="120">
            <text:p>12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formula="of:=SIN([.A133]/255*2*PI())" office:value-type="float" office:value="-0.0861329394961456">
            <text:p>-0,0861329395</text:p>
          </table:table-cell>
          <table:table-cell table:formula="of:=ROUND(([.B133]+1)*255/2;0)" office:value-type="float" office:value="117">
            <text:p>117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formula="of:=SIN([.A134]/255*2*PI())" office:value-type="float" office:value="-0.110652681891501">
            <text:p>-0,1106526819</text:p>
          </table:table-cell>
          <table:table-cell table:formula="of:=ROUND(([.B134]+1)*255/2;0)" office:value-type="float" office:value="113">
            <text:p>11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formula="of:=SIN([.A135]/255*2*PI())" office:value-type="float" office:value="-0.135105247481393">
            <text:p>-0,1351052475</text:p>
          </table:table-cell>
          <table:table-cell table:formula="of:=ROUND(([.B135]+1)*255/2;0)" office:value-type="float" office:value="110">
            <text:p>11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formula="of:=SIN([.A136]/255*2*PI())" office:value-type="float" office:value="-0.159475791209981">
            <text:p>-0,1594757912</text:p>
          </table:table-cell>
          <table:table-cell table:formula="of:=ROUND(([.B136]+1)*255/2;0)" office:value-type="float" office:value="107">
            <text:p>107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formula="of:=SIN([.A137]/255*2*PI())" office:value-type="float" office:value="-0.18374951781657">
            <text:p>-0,1837495178</text:p>
          </table:table-cell>
          <table:table-cell table:formula="of:=ROUND(([.B137]+1)*255/2;0)" office:value-type="float" office:value="104">
            <text:p>10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formula="of:=SIN([.A138]/255*2*PI())" office:value-type="float" office:value="-0.207911690817759">
            <text:p>-0,2079116908</text:p>
          </table:table-cell>
          <table:table-cell table:formula="of:=ROUND(([.B138]+1)*255/2;0)" office:value-type="float" office:value="101">
            <text:p>10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formula="of:=SIN([.A139]/255*2*PI())" office:value-type="float" office:value="-0.231947641453898">
            <text:p>-0,2319476415</text:p>
          </table:table-cell>
          <table:table-cell table:formula="of:=ROUND(([.B139]+1)*255/2;0)" office:value-type="float" office:value="98">
            <text:p>9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formula="of:=SIN([.A140]/255*2*PI())" office:value-type="float" office:value="-0.255842777594435">
            <text:p>-0,2558427776</text:p>
          </table:table-cell>
          <table:table-cell table:formula="of:=ROUND(([.B140]+1)*255/2;0)" office:value-type="float" office:value="95">
            <text:p>9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formula="of:=SIN([.A141]/255*2*PI())" office:value-type="float" office:value="-0.279582592596743">
            <text:p>-0,2795825926</text:p>
          </table:table-cell>
          <table:table-cell table:formula="of:=ROUND(([.B141]+1)*255/2;0)" office:value-type="float" office:value="92">
            <text:p>9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formula="of:=SIN([.A142]/255*2*PI())" office:value-type="float" office:value="-0.303152674113044">
            <text:p>-0,3031526741</text:p>
          </table:table-cell>
          <table:table-cell table:formula="of:=ROUND(([.B142]+1)*255/2;0)" office:value-type="float" office:value="89">
            <text:p>8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formula="of:=SIN([.A143]/255*2*PI())" office:value-type="float" office:value="-0.326538712840083">
            <text:p>-0,3265387128</text:p>
          </table:table-cell>
          <table:table-cell table:formula="of:=ROUND(([.B143]+1)*255/2;0)" office:value-type="float" office:value="86">
            <text:p>8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formula="of:=SIN([.A144]/255*2*PI())" office:value-type="float" office:value="-0.349726511206261">
            <text:p>-0,3497265112</text:p>
          </table:table-cell>
          <table:table-cell table:formula="of:=ROUND(([.B144]+1)*255/2;0)" office:value-type="float" office:value="83">
            <text:p>8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formula="of:=SIN([.A145]/255*2*PI())" office:value-type="float" office:value="-0.372701991990914">
            <text:p>-0,372701992</text:p>
          </table:table-cell>
          <table:table-cell table:formula="of:=ROUND(([.B145]+1)*255/2;0)" office:value-type="float" office:value="80">
            <text:p>8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formula="of:=SIN([.A146]/255*2*PI())" office:value-type="float" office:value="-0.395451206870542">
            <text:p>-0,3954512069</text:p>
          </table:table-cell>
          <table:table-cell table:formula="of:=ROUND(([.B146]+1)*255/2;0)" office:value-type="float" office:value="77">
            <text:p>77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formula="of:=SIN([.A147]/255*2*PI())" office:value-type="float" office:value="-0.417960344886783">
            <text:p>-0,4179603449</text:p>
          </table:table-cell>
          <table:table-cell table:formula="of:=ROUND(([.B147]+1)*255/2;0)" office:value-type="float" office:value="74">
            <text:p>7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formula="of:=SIN([.A148]/255*2*PI())" office:value-type="float" office:value="-0.440215740830987">
            <text:p>-0,4402157408</text:p>
          </table:table-cell>
          <table:table-cell table:formula="of:=ROUND(([.B148]+1)*255/2;0)" office:value-type="float" office:value="71">
            <text:p>7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formula="of:=SIN([.A149]/255*2*PI())" office:value-type="float" office:value="-0.462203883540313">
            <text:p>-0,4622038835</text:p>
          </table:table-cell>
          <table:table-cell table:formula="of:=ROUND(([.B149]+1)*255/2;0)" office:value-type="float" office:value="69">
            <text:p>6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formula="of:=SIN([.A150]/255*2*PI())" office:value-type="float" office:value="-0.483911424100302">
            <text:p>-0,4839114241</text:p>
          </table:table-cell>
          <table:table-cell table:formula="of:=ROUND(([.B150]+1)*255/2;0)" office:value-type="float" office:value="66">
            <text:p>6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formula="of:=SIN([.A151]/255*2*PI())" office:value-type="float" office:value="-0.505325183948948">
            <text:p>-0,5053251839</text:p>
          </table:table-cell>
          <table:table-cell table:formula="of:=ROUND(([.B151]+1)*255/2;0)" office:value-type="float" office:value="63">
            <text:p>6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formula="of:=SIN([.A152]/255*2*PI())" office:value-type="float" office:value="-0.526432162877356">
            <text:p>-0,5264321629</text:p>
          </table:table-cell>
          <table:table-cell table:formula="of:=ROUND(([.B152]+1)*255/2;0)" office:value-type="float" office:value="60">
            <text:p>6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formula="of:=SIN([.A153]/255*2*PI())" office:value-type="float" office:value="-0.547219546922111">
            <text:p>-0,5472195469</text:p>
          </table:table-cell>
          <table:table-cell table:formula="of:=ROUND(([.B153]+1)*255/2;0)" office:value-type="float" office:value="58">
            <text:p>5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formula="of:=SIN([.A154]/255*2*PI())" office:value-type="float" office:value="-0.56767471614459">
            <text:p>-0,5676747161</text:p>
          </table:table-cell>
          <table:table-cell table:formula="of:=ROUND(([.B154]+1)*255/2;0)" office:value-type="float" office:value="55">
            <text:p>5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formula="of:=SIN([.A155]/255*2*PI())" office:value-type="float" office:value="-0.587785252292473">
            <text:p>-0,5877852523</text:p>
          </table:table-cell>
          <table:table-cell table:formula="of:=ROUND(([.B155]+1)*255/2;0)" office:value-type="float" office:value="53">
            <text:p>5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formula="of:=SIN([.A156]/255*2*PI())" office:value-type="float" office:value="-0.607538946338817">
            <text:p>-0,6075389463</text:p>
          </table:table-cell>
          <table:table-cell table:formula="of:=ROUND(([.B156]+1)*255/2;0)" office:value-type="float" office:value="50">
            <text:p>5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formula="of:=SIN([.A157]/255*2*PI())" office:value-type="float" office:value="-0.626923805894106">
            <text:p>-0,6269238059</text:p>
          </table:table-cell>
          <table:table-cell table:formula="of:=ROUND(([.B157]+1)*255/2;0)" office:value-type="float" office:value="48">
            <text:p>4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formula="of:=SIN([.A158]/255*2*PI())" office:value-type="float" office:value="-0.645928062486787">
            <text:p>-0,6459280625</text:p>
          </table:table-cell>
          <table:table-cell table:formula="of:=ROUND(([.B158]+1)*255/2;0)" office:value-type="float" office:value="45">
            <text:p>4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formula="of:=SIN([.A159]/255*2*PI())" office:value-type="float" office:value="-0.664540178707858">
            <text:p>-0,6645401787</text:p>
          </table:table-cell>
          <table:table-cell table:formula="of:=ROUND(([.B159]+1)*255/2;0)" office:value-type="float" office:value="43">
            <text:p>4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formula="of:=SIN([.A160]/255*2*PI())" office:value-type="float" office:value="-0.682748855215186">
            <text:p>-0,6827488552</text:p>
          </table:table-cell>
          <table:table-cell table:formula="of:=ROUND(([.B160]+1)*255/2;0)" office:value-type="float" office:value="40">
            <text:p>4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formula="of:=SIN([.A161]/255*2*PI())" office:value-type="float" office:value="-0.700543037593291">
            <text:p>-0,7005430376</text:p>
          </table:table-cell>
          <table:table-cell table:formula="of:=ROUND(([.B161]+1)*255/2;0)" office:value-type="float" office:value="38">
            <text:p>3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formula="of:=SIN([.A162]/255*2*PI())" office:value-type="float" office:value="-0.717911923064442">
            <text:p>-0,7179119231</text:p>
          </table:table-cell>
          <table:table-cell table:formula="of:=ROUND(([.B162]+1)*255/2;0)" office:value-type="float" office:value="36">
            <text:p>3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formula="of:=SIN([.A163]/255*2*PI())" office:value-type="float" office:value="-0.734844967046976">
            <text:p>-0,734844967</text:p>
          </table:table-cell>
          <table:table-cell table:formula="of:=ROUND(([.B163]+1)*255/2;0)" office:value-type="float" office:value="34">
            <text:p>3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formula="of:=SIN([.A164]/255*2*PI())" office:value-type="float" office:value="-0.751331889556873">
            <text:p>-0,7513318896</text:p>
          </table:table-cell>
          <table:table-cell table:formula="of:=ROUND(([.B164]+1)*255/2;0)" office:value-type="float" office:value="32">
            <text:p>3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formula="of:=SIN([.A165]/255*2*PI())" office:value-type="float" office:value="-0.767362681448696">
            <text:p>-0,7673626814</text:p>
          </table:table-cell>
          <table:table-cell table:formula="of:=ROUND(([.B165]+1)*255/2;0)" office:value-type="float" office:value="30">
            <text:p>3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formula="of:=SIN([.A166]/255*2*PI())" office:value-type="float" office:value="-0.782927610492103">
            <text:p>-0,7829276105</text:p>
          </table:table-cell>
          <table:table-cell table:formula="of:=ROUND(([.B166]+1)*255/2;0)" office:value-type="float" office:value="28">
            <text:p>2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formula="of:=SIN([.A167]/255*2*PI())" office:value-type="float" office:value="-0.798017227280239">
            <text:p>-0,7980172273</text:p>
          </table:table-cell>
          <table:table-cell table:formula="of:=ROUND(([.B167]+1)*255/2;0)" office:value-type="float" office:value="26">
            <text:p>2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formula="of:=SIN([.A168]/255*2*PI())" office:value-type="float" office:value="-0.812622370966446">
            <text:p>-0,812622371</text:p>
          </table:table-cell>
          <table:table-cell table:formula="of:=ROUND(([.B168]+1)*255/2;0)" office:value-type="float" office:value="24">
            <text:p>2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formula="of:=SIN([.A169]/255*2*PI())" office:value-type="float" office:value="-0.826734174825763">
            <text:p>-0,8267341748</text:p>
          </table:table-cell>
          <table:table-cell table:formula="of:=ROUND(([.B169]+1)*255/2;0)" office:value-type="float" office:value="22">
            <text:p>2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formula="of:=SIN([.A170]/255*2*PI())" office:value-type="float" office:value="-0.840344071637892">
            <text:p>-0,8403440716</text:p>
          </table:table-cell>
          <table:table-cell table:formula="of:=ROUND(([.B170]+1)*255/2;0)" office:value-type="float" office:value="20">
            <text:p>2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formula="of:=SIN([.A171]/255*2*PI())" office:value-type="float" office:value="-0.853443798888316">
            <text:p>-0,8534437989</text:p>
          </table:table-cell>
          <table:table-cell table:formula="of:=ROUND(([.B171]+1)*255/2;0)" office:value-type="float" office:value="19">
            <text:p>1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formula="of:=SIN([.A172]/255*2*PI())" office:value-type="float" office:value="-0.866025403784438">
            <text:p>-0,8660254038</text:p>
          </table:table-cell>
          <table:table-cell table:formula="of:=ROUND(([.B172]+1)*255/2;0)" office:value-type="float" office:value="17">
            <text:p>17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formula="of:=SIN([.A173]/255*2*PI())" office:value-type="float" office:value="-0.878081248083698">
            <text:p>-0,8780812481</text:p>
          </table:table-cell>
          <table:table-cell table:formula="of:=ROUND(([.B173]+1)*255/2;0)" office:value-type="float" office:value="16">
            <text:p>1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formula="of:=SIN([.A174]/255*2*PI())" office:value-type="float" office:value="-0.88960401273071">
            <text:p>-0,8896040127</text:p>
          </table:table-cell>
          <table:table-cell table:formula="of:=ROUND(([.B174]+1)*255/2;0)" office:value-type="float" office:value="14">
            <text:p>1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formula="of:=SIN([.A175]/255*2*PI())" office:value-type="float" office:value="-0.900586702300637">
            <text:p>-0,9005867023</text:p>
          </table:table-cell>
          <table:table-cell table:formula="of:=ROUND(([.B175]+1)*255/2;0)" office:value-type="float" office:value="13">
            <text:p>1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formula="of:=SIN([.A176]/255*2*PI())" office:value-type="float" office:value="-0.911022649246088">
            <text:p>-0,9110226492</text:p>
          </table:table-cell>
          <table:table-cell table:formula="of:=ROUND(([.B176]+1)*255/2;0)" office:value-type="float" office:value="11">
            <text:p>1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formula="of:=SIN([.A177]/255*2*PI())" office:value-type="float" office:value="-0.920905517944954">
            <text:p>-0,9209055179</text:p>
          </table:table-cell>
          <table:table-cell table:formula="of:=ROUND(([.B177]+1)*255/2;0)" office:value-type="float" office:value="10">
            <text:p>1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formula="of:=SIN([.A178]/255*2*PI())" office:value-type="float" office:value="-0.93022930854674">
            <text:p>-0,9302293085</text:p>
          </table:table-cell>
          <table:table-cell table:formula="of:=ROUND(([.B178]+1)*255/2;0)" office:value-type="float" office:value="9">
            <text:p>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formula="of:=SIN([.A179]/255*2*PI())" office:value-type="float" office:value="-0.938988360615057">
            <text:p>-0,9389883606</text:p>
          </table:table-cell>
          <table:table-cell table:formula="of:=ROUND(([.B179]+1)*255/2;0)" office:value-type="float" office:value="8">
            <text:p>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formula="of:=SIN([.A180]/255*2*PI())" office:value-type="float" office:value="-0.94717735656404">
            <text:p>-0,9471773566</text:p>
          </table:table-cell>
          <table:table-cell table:formula="of:=ROUND(([.B180]+1)*255/2;0)" office:value-type="float" office:value="7">
            <text:p>7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formula="of:=SIN([.A181]/255*2*PI())" office:value-type="float" office:value="-0.954791324886644">
            <text:p>-0,9547913249</text:p>
          </table:table-cell>
          <table:table-cell table:formula="of:=ROUND(([.B181]+1)*255/2;0)" office:value-type="float" office:value="6">
            <text:p>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formula="of:=SIN([.A182]/255*2*PI())" office:value-type="float" office:value="-0.961825643172819">
            <text:p>-0,9618256432</text:p>
          </table:table-cell>
          <table:table-cell table:formula="of:=ROUND(([.B182]+1)*255/2;0)" office:value-type="float" office:value="5">
            <text:p>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formula="of:=SIN([.A183]/255*2*PI())" office:value-type="float" office:value="-0.968276040915759">
            <text:p>-0,9682760409</text:p>
          </table:table-cell>
          <table:table-cell table:formula="of:=ROUND(([.B183]+1)*255/2;0)" office:value-type="float" office:value="4">
            <text:p>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formula="of:=SIN([.A184]/255*2*PI())" office:value-type="float" office:value="-0.97413860210451">
            <text:p>-0,9741386021</text:p>
          </table:table-cell>
          <table:table-cell table:formula="of:=ROUND(([.B184]+1)*255/2;0)" office:value-type="float" office:value="3">
            <text:p>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formula="of:=SIN([.A185]/255*2*PI())" office:value-type="float" office:value="-0.979409767601366">
            <text:p>-0,9794097676</text:p>
          </table:table-cell>
          <table:table-cell table:formula="of:=ROUND(([.B185]+1)*255/2;0)" office:value-type="float" office:value="3">
            <text:p>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formula="of:=SIN([.A186]/255*2*PI())" office:value-type="float" office:value="-0.984086337302604">
            <text:p>-0,9840863373</text:p>
          </table:table-cell>
          <table:table-cell table:formula="of:=ROUND(([.B186]+1)*255/2;0)" office:value-type="float" office:value="2">
            <text:p>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formula="of:=SIN([.A187]/255*2*PI())" office:value-type="float" office:value="-0.988165472081259">
            <text:p>-0,9881654721</text:p>
          </table:table-cell>
          <table:table-cell table:formula="of:=ROUND(([.B187]+1)*255/2;0)" office:value-type="float" office:value="2">
            <text:p>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formula="of:=SIN([.A188]/255*2*PI())" office:value-type="float" office:value="-0.991644695510743">
            <text:p>-0,9916446955</text:p>
          </table:table-cell>
          <table:table-cell table:formula="of:=ROUND(([.B188]+1)*255/2;0)" office:value-type="float" office:value="1">
            <text:p>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formula="of:=SIN([.A189]/255*2*PI())" office:value-type="float" office:value="-0.994521895368273">
            <text:p>-0,9945218954</text:p>
          </table:table-cell>
          <table:table-cell table:formula="of:=ROUND(([.B189]+1)*255/2;0)" office:value-type="float" office:value="1">
            <text:p>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formula="of:=SIN([.A190]/255*2*PI())" office:value-type="float" office:value="-0.996795324917199">
            <text:p>-0,9967953249</text:p>
          </table:table-cell>
          <table:table-cell table:formula="of:=ROUND(([.B190]+1)*255/2;0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formula="of:=SIN([.A191]/255*2*PI())" office:value-type="float" office:value="-0.998463603967434">
            <text:p>-0,998463604</text:p>
          </table:table-cell>
          <table:table-cell table:formula="of:=ROUND(([.B191]+1)*255/2;0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formula="of:=SIN([.A192]/255*2*PI())" office:value-type="float" office:value="-0.999525719713366">
            <text:p>-0,9995257197</text:p>
          </table:table-cell>
          <table:table-cell table:formula="of:=ROUND(([.B192]+1)*255/2;0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formula="of:=SIN([.A193]/255*2*PI())" office:value-type="float" office:value="-0.999981027348727">
            <text:p>-0,9999810273</text:p>
          </table:table-cell>
          <table:table-cell table:formula="of:=ROUND(([.B193]+1)*255/2;0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formula="of:=SIN([.A194]/255*2*PI())" office:value-type="float" office:value="-0.999829250458053">
            <text:p>-0,9998292505</text:p>
          </table:table-cell>
          <table:table-cell table:formula="of:=ROUND(([.B194]+1)*255/2;0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formula="of:=SIN([.A195]/255*2*PI())" office:value-type="float" office:value="-0.999070481184493">
            <text:p>-0,9990704812</text:p>
          </table:table-cell>
          <table:table-cell table:formula="of:=ROUND(([.B195]+1)*255/2;0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formula="of:=SIN([.A196]/255*2*PI())" office:value-type="float" office:value="-0.997705180173873">
            <text:p>-0,9977051802</text:p>
          </table:table-cell>
          <table:table-cell table:formula="of:=ROUND(([.B196]+1)*255/2;0)" office:value-type="float" office:value="0">
            <text:p>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formula="of:=SIN([.A197]/255*2*PI())" office:value-type="float" office:value="-0.995734176295035">
            <text:p>-0,9957341763</text:p>
          </table:table-cell>
          <table:table-cell table:formula="of:=ROUND(([.B197]+1)*255/2;0)" office:value-type="float" office:value="1">
            <text:p>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formula="of:=SIN([.A198]/255*2*PI())" office:value-type="float" office:value="-0.993158666136636">
            <text:p>-0,9931586661</text:p>
          </table:table-cell>
          <table:table-cell table:formula="of:=ROUND(([.B198]+1)*255/2;0)" office:value-type="float" office:value="1">
            <text:p>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formula="of:=SIN([.A199]/255*2*PI())" office:value-type="float" office:value="-0.989980213280707">
            <text:p>-0,9899802133</text:p>
          </table:table-cell>
          <table:table-cell table:formula="of:=ROUND(([.B199]+1)*255/2;0)" office:value-type="float" office:value="1">
            <text:p>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formula="of:=SIN([.A200]/255*2*PI())" office:value-type="float" office:value="-0.986200747353402">
            <text:p>-0,9862007474</text:p>
          </table:table-cell>
          <table:table-cell table:formula="of:=ROUND(([.B200]+1)*255/2;0)" office:value-type="float" office:value="2">
            <text:p>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formula="of:=SIN([.A201]/255*2*PI())" office:value-type="float" office:value="-0.981822562853537">
            <text:p>-0,9818225629</text:p>
          </table:table-cell>
          <table:table-cell table:formula="of:=ROUND(([.B201]+1)*255/2;0)" office:value-type="float" office:value="2">
            <text:p>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SIN([.A202]/255*2*PI())" office:value-type="float" office:value="-0.976848317759601">
            <text:p>-0,9768483178</text:p>
          </table:table-cell>
          <table:table-cell table:formula="of:=ROUND(([.B202]+1)*255/2;0)" office:value-type="float" office:value="3">
            <text:p>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formula="of:=SIN([.A203]/255*2*PI())" office:value-type="float" office:value="-0.971281031916114">
            <text:p>-0,9712810319</text:p>
          </table:table-cell>
          <table:table-cell table:formula="of:=ROUND(([.B203]+1)*255/2;0)" office:value-type="float" office:value="4">
            <text:p>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formula="of:=SIN([.A204]/255*2*PI())" office:value-type="float" office:value="-0.965124085200289">
            <text:p>-0,9651240852</text:p>
          </table:table-cell>
          <table:table-cell table:formula="of:=ROUND(([.B204]+1)*255/2;0)" office:value-type="float" office:value="4">
            <text:p>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formula="of:=SIN([.A205]/255*2*PI())" office:value-type="float" office:value="-0.958381215470122">
            <text:p>-0,9583812155</text:p>
          </table:table-cell>
          <table:table-cell table:formula="of:=ROUND(([.B205]+1)*255/2;0)" office:value-type="float" office:value="5">
            <text:p>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formula="of:=SIN([.A206]/255*2*PI())" office:value-type="float" office:value="-0.951056516295154">
            <text:p>-0,9510565163</text:p>
          </table:table-cell>
          <table:table-cell table:formula="of:=ROUND(([.B206]+1)*255/2;0)" office:value-type="float" office:value="6">
            <text:p>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formula="of:=SIN([.A207]/255*2*PI())" office:value-type="float" office:value="-0.943154434471277">
            <text:p>-0,9431544345</text:p>
          </table:table-cell>
          <table:table-cell table:formula="of:=ROUND(([.B207]+1)*255/2;0)" office:value-type="float" office:value="7">
            <text:p>7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formula="of:=SIN([.A208]/255*2*PI())" office:value-type="float" office:value="-0.934679767321111">
            <text:p>-0,9346797673</text:p>
          </table:table-cell>
          <table:table-cell table:formula="of:=ROUND(([.B208]+1)*255/2;0)" office:value-type="float" office:value="8">
            <text:p>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formula="of:=SIN([.A209]/255*2*PI())" office:value-type="float" office:value="-0.925637659781556">
            <text:p>-0,9256376598</text:p>
          </table:table-cell>
          <table:table-cell table:formula="of:=ROUND(([.B209]+1)*255/2;0)" office:value-type="float" office:value="9">
            <text:p>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formula="of:=SIN([.A210]/255*2*PI())" office:value-type="float" office:value="-0.916033601280334">
            <text:p>-0,9160336013</text:p>
          </table:table-cell>
          <table:table-cell table:formula="of:=ROUND(([.B210]+1)*255/2;0)" office:value-type="float" office:value="11">
            <text:p>1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formula="of:=SIN([.A211]/255*2*PI())" office:value-type="float" office:value="-0.905873422403367">
            <text:p>-0,9058734224</text:p>
          </table:table-cell>
          <table:table-cell table:formula="of:=ROUND(([.B211]+1)*255/2;0)" office:value-type="float" office:value="12">
            <text:p>1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formula="of:=SIN([.A212]/255*2*PI())" office:value-type="float" office:value="-0.895163291355063">
            <text:p>-0,8951632914</text:p>
          </table:table-cell>
          <table:table-cell table:formula="of:=ROUND(([.B212]+1)*255/2;0)" office:value-type="float" office:value="13">
            <text:p>1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formula="of:=SIN([.A213]/255*2*PI())" office:value-type="float" office:value="-0.883909710213612">
            <text:p>-0,8839097102</text:p>
          </table:table-cell>
          <table:table-cell table:formula="of:=ROUND(([.B213]+1)*255/2;0)" office:value-type="float" office:value="15">
            <text:p>1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formula="of:=SIN([.A214]/255*2*PI())" office:value-type="float" office:value="-0.872119510983611">
            <text:p>-0,872119511</text:p>
          </table:table-cell>
          <table:table-cell table:formula="of:=ROUND(([.B214]+1)*255/2;0)" office:value-type="float" office:value="16">
            <text:p>1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formula="of:=SIN([.A215]/255*2*PI())" office:value-type="float" office:value="-0.859799851448372">
            <text:p>-0,8597998514</text:p>
          </table:table-cell>
          <table:table-cell table:formula="of:=ROUND(([.B215]+1)*255/2;0)" office:value-type="float" office:value="18">
            <text:p>1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formula="of:=SIN([.A216]/255*2*PI())" office:value-type="float" office:value="-0.846958210824467">
            <text:p>-0,8469582108</text:p>
          </table:table-cell>
          <table:table-cell table:formula="of:=ROUND(([.B216]+1)*255/2;0)" office:value-type="float" office:value="20">
            <text:p>2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formula="of:=SIN([.A217]/255*2*PI())" office:value-type="float" office:value="-0.83360238522112">
            <text:p>-0,8336023852</text:p>
          </table:table-cell>
          <table:table-cell table:formula="of:=ROUND(([.B217]+1)*255/2;0)" office:value-type="float" office:value="21">
            <text:p>2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formula="of:=SIN([.A218]/255*2*PI())" office:value-type="float" office:value="-0.819740482907221">
            <text:p>-0,8197404829</text:p>
          </table:table-cell>
          <table:table-cell table:formula="of:=ROUND(([.B218]+1)*255/2;0)" office:value-type="float" office:value="23">
            <text:p>2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formula="of:=SIN([.A219]/255*2*PI())" office:value-type="float" office:value="-0.805380919388833">
            <text:p>-0,8053809194</text:p>
          </table:table-cell>
          <table:table-cell table:formula="of:=ROUND(([.B219]+1)*255/2;0)" office:value-type="float" office:value="25">
            <text:p>2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formula="of:=SIN([.A220]/255*2*PI())" office:value-type="float" office:value="-0.790532412300163">
            <text:p>-0,7905324123</text:p>
          </table:table-cell>
          <table:table-cell table:formula="of:=ROUND(([.B220]+1)*255/2;0)" office:value-type="float" office:value="27">
            <text:p>27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formula="of:=SIN([.A221]/255*2*PI())" office:value-type="float" office:value="-0.77520397611113">
            <text:p>-0,7752039761</text:p>
          </table:table-cell>
          <table:table-cell table:formula="of:=ROUND(([.B221]+1)*255/2;0)" office:value-type="float" office:value="29">
            <text:p>2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formula="of:=SIN([.A222]/255*2*PI())" office:value-type="float" office:value="-0.759404916654707">
            <text:p>-0,7594049167</text:p>
          </table:table-cell>
          <table:table-cell table:formula="of:=ROUND(([.B222]+1)*255/2;0)" office:value-type="float" office:value="31">
            <text:p>3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formula="of:=SIN([.A223]/255*2*PI())" office:value-type="float" office:value="-0.743144825477394">
            <text:p>-0,7431448255</text:p>
          </table:table-cell>
          <table:table-cell table:formula="of:=ROUND(([.B223]+1)*255/2;0)" office:value-type="float" office:value="33">
            <text:p>3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formula="of:=SIN([.A224]/255*2*PI())" office:value-type="float" office:value="-0.726433574016224">
            <text:p>-0,726433574</text:p>
          </table:table-cell>
          <table:table-cell table:formula="of:=ROUND(([.B224]+1)*255/2;0)" office:value-type="float" office:value="35">
            <text:p>3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formula="of:=SIN([.A225]/255*2*PI())" office:value-type="float" office:value="-0.709281307605853">
            <text:p>-0,7092813076</text:p>
          </table:table-cell>
          <table:table-cell table:formula="of:=ROUND(([.B225]+1)*255/2;0)" office:value-type="float" office:value="37">
            <text:p>37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formula="of:=SIN([.A226]/255*2*PI())" office:value-type="float" office:value="-0.691698439319371">
            <text:p>-0,6916984393</text:p>
          </table:table-cell>
          <table:table-cell table:formula="of:=ROUND(([.B226]+1)*255/2;0)" office:value-type="float" office:value="39">
            <text:p>3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formula="of:=SIN([.A227]/255*2*PI())" office:value-type="float" office:value="-0.673695643646558">
            <text:p>-0,6736956436</text:p>
          </table:table-cell>
          <table:table-cell table:formula="of:=ROUND(([.B227]+1)*255/2;0)" office:value-type="float" office:value="42">
            <text:p>4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formula="of:=SIN([.A228]/255*2*PI())" office:value-type="float" office:value="-0.655283850013454">
            <text:p>-0,65528385</text:p>
          </table:table-cell>
          <table:table-cell table:formula="of:=ROUND(([.B228]+1)*255/2;0)" office:value-type="float" office:value="44">
            <text:p>4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formula="of:=SIN([.A229]/255*2*PI())" office:value-type="float" office:value="-0.636474236147142">
            <text:p>-0,6364742361</text:p>
          </table:table-cell>
          <table:table-cell table:formula="of:=ROUND(([.B229]+1)*255/2;0)" office:value-type="float" office:value="46">
            <text:p>4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formula="of:=SIN([.A230]/255*2*PI())" office:value-type="float" office:value="-0.617278221289793">
            <text:p>-0,6172782213</text:p>
          </table:table-cell>
          <table:table-cell table:formula="of:=ROUND(([.B230]+1)*255/2;0)" office:value-type="float" office:value="49">
            <text:p>4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formula="of:=SIN([.A231]/255*2*PI())" office:value-type="float" office:value="-0.597707459266094">
            <text:p>-0,5977074593</text:p>
          </table:table-cell>
          <table:table-cell table:formula="of:=ROUND(([.B231]+1)*255/2;0)" office:value-type="float" office:value="51">
            <text:p>5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formula="of:=SIN([.A232]/255*2*PI())" office:value-type="float" office:value="-0.577773831408251">
            <text:p>-0,5777738314</text:p>
          </table:table-cell>
          <table:table-cell table:formula="of:=ROUND(([.B232]+1)*255/2;0)" office:value-type="float" office:value="54">
            <text:p>5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formula="of:=SIN([.A233]/255*2*PI())" office:value-type="float" office:value="-0.557489439342886">
            <text:p>-0,5574894393</text:p>
          </table:table-cell>
          <table:table-cell table:formula="of:=ROUND(([.B233]+1)*255/2;0)" office:value-type="float" office:value="56">
            <text:p>5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formula="of:=SIN([.A234]/255*2*PI())" office:value-type="float" office:value="-0.53686659764418">
            <text:p>-0,5368665976</text:p>
          </table:table-cell>
          <table:table-cell table:formula="of:=ROUND(([.B234]+1)*255/2;0)" office:value-type="float" office:value="59">
            <text:p>5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formula="of:=SIN([.A235]/255*2*PI())" office:value-type="float" office:value="-0.515917826357752">
            <text:p>-0,5159178264</text:p>
          </table:table-cell>
          <table:table-cell table:formula="of:=ROUND(([.B235]+1)*255/2;0)" office:value-type="float" office:value="62">
            <text:p>6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formula="of:=SIN([.A236]/255*2*PI())" office:value-type="float" office:value="-0.494655843399779">
            <text:p>-0,4946558434</text:p>
          </table:table-cell>
          <table:table-cell table:formula="of:=ROUND(([.B236]+1)*255/2;0)" office:value-type="float" office:value="64">
            <text:p>6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formula="of:=SIN([.A237]/255*2*PI())" office:value-type="float" office:value="-0.473093556836011">
            <text:p>-0,4730935568</text:p>
          </table:table-cell>
          <table:table-cell table:formula="of:=ROUND(([.B237]+1)*255/2;0)" office:value-type="float" office:value="67">
            <text:p>67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formula="of:=SIN([.A238]/255*2*PI())" office:value-type="float" office:value="-0.451244057045323">
            <text:p>-0,451244057</text:p>
          </table:table-cell>
          <table:table-cell table:formula="of:=ROUND(([.B238]+1)*255/2;0)" office:value-type="float" office:value="70">
            <text:p>7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formula="of:=SIN([.A239]/255*2*PI())" office:value-type="float" office:value="-0.429120608772609">
            <text:p>-0,4291206088</text:p>
          </table:table-cell>
          <table:table-cell table:formula="of:=ROUND(([.B239]+1)*255/2;0)" office:value-type="float" office:value="73">
            <text:p>7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formula="of:=SIN([.A240]/255*2*PI())" office:value-type="float" office:value="-0.4067366430758">
            <text:p>-0,4067366431</text:p>
          </table:table-cell>
          <table:table-cell table:formula="of:=ROUND(([.B240]+1)*255/2;0)" office:value-type="float" office:value="76">
            <text:p>7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formula="of:=SIN([.A241]/255*2*PI())" office:value-type="float" office:value="-0.384105749171926">
            <text:p>-0,3841057492</text:p>
          </table:table-cell>
          <table:table-cell table:formula="of:=ROUND(([.B241]+1)*255/2;0)" office:value-type="float" office:value="79">
            <text:p>7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formula="of:=SIN([.A242]/255*2*PI())" office:value-type="float" office:value="-0.361241666187153">
            <text:p>-0,3612416662</text:p>
          </table:table-cell>
          <table:table-cell table:formula="of:=ROUND(([.B242]+1)*255/2;0)" office:value-type="float" office:value="81">
            <text:p>8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formula="of:=SIN([.A243]/255*2*PI())" office:value-type="float" office:value="-0.338158274815817">
            <text:p>-0,3381582748</text:p>
          </table:table-cell>
          <table:table-cell table:formula="of:=ROUND(([.B243]+1)*255/2;0)" office:value-type="float" office:value="84">
            <text:p>8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formula="of:=SIN([.A244]/255*2*PI())" office:value-type="float" office:value="-0.314869588893508">
            <text:p>-0,3148695889</text:p>
          </table:table-cell>
          <table:table-cell table:formula="of:=ROUND(([.B244]+1)*255/2;0)" office:value-type="float" office:value="87">
            <text:p>87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formula="of:=SIN([.A245]/255*2*PI())" office:value-type="float" office:value="-0.291389746889325">
            <text:p>-0,2913897469</text:p>
          </table:table-cell>
          <table:table-cell table:formula="of:=ROUND(([.B245]+1)*255/2;0)" office:value-type="float" office:value="90">
            <text:p>90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formula="of:=SIN([.A246]/255*2*PI())" office:value-type="float" office:value="-0.267733003322468">
            <text:p>-0,2677330033</text:p>
          </table:table-cell>
          <table:table-cell table:formula="of:=ROUND(([.B246]+1)*255/2;0)" office:value-type="float" office:value="93">
            <text:p>9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formula="of:=SIN([.A247]/255*2*PI())" office:value-type="float" office:value="-0.243913720108378">
            <text:p>-0,2439137201</text:p>
          </table:table-cell>
          <table:table-cell table:formula="of:=ROUND(([.B247]+1)*255/2;0)" office:value-type="float" office:value="96">
            <text:p>9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formula="of:=SIN([.A248]/255*2*PI())" office:value-type="float" office:value="-0.219946357839669">
            <text:p>-0,2199463578</text:p>
          </table:table-cell>
          <table:table-cell table:formula="of:=ROUND(([.B248]+1)*255/2;0)" office:value-type="float" office:value="99">
            <text:p>9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formula="of:=SIN([.A249]/255*2*PI())" office:value-type="float" office:value="-0.195845467007167">
            <text:p>-0,195845467</text:p>
          </table:table-cell>
          <table:table-cell table:formula="of:=ROUND(([.B249]+1)*255/2;0)" office:value-type="float" office:value="103">
            <text:p>103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formula="of:=SIN([.A250]/255*2*PI())" office:value-type="float" office:value="-0.17162567916636">
            <text:p>-0,1716256792</text:p>
          </table:table-cell>
          <table:table-cell table:formula="of:=ROUND(([.B250]+1)*255/2;0)" office:value-type="float" office:value="106">
            <text:p>106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formula="of:=SIN([.A251]/255*2*PI())" office:value-type="float" office:value="-0.147301698054638">
            <text:p>-0,1473016981</text:p>
          </table:table-cell>
          <table:table-cell table:formula="of:=ROUND(([.B251]+1)*255/2;0)" office:value-type="float" office:value="109">
            <text:p>109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f:=SIN([.A252]/255*2*PI())" office:value-type="float" office:value="-0.122888290664715">
            <text:p>-0,1228882907</text:p>
          </table:table-cell>
          <table:table-cell table:formula="of:=ROUND(([.B252]+1)*255/2;0)" office:value-type="float" office:value="112">
            <text:p>112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formula="of:=SIN([.A253]/255*2*PI())" office:value-type="float" office:value="-0.0984002782796436">
            <text:p>-0,0984002783</text:p>
          </table:table-cell>
          <table:table-cell table:formula="of:=ROUND(([.B253]+1)*255/2;0)" office:value-type="float" office:value="115">
            <text:p>115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formula="of:=SIN([.A254]/255*2*PI())" office:value-type="float" office:value="-0.073852527474874">
            <text:p>-0,0738525275</text:p>
          </table:table-cell>
          <table:table-cell table:formula="of:=ROUND(([.B254]+1)*255/2;0)" office:value-type="float" office:value="118">
            <text:p>118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formula="of:=SIN([.A255]/255*2*PI())" office:value-type="float" office:value="-0.049259941092817">
            <text:p>-0,0492599411</text:p>
          </table:table-cell>
          <table:table-cell table:formula="of:=ROUND(([.B255]+1)*255/2;0)" office:value-type="float" office:value="121">
            <text:p>121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formula="of:=SIN([.A256]/255*2*PI())" office:value-type="float" office:value="-0.0246374491953821">
            <text:p>-0,0246374492</text:p>
          </table:table-cell>
          <table:table-cell table:formula="of:=ROUND(([.B256]+1)*255/2;0)" office:value-type="float" office:value="124">
            <text:p>124</text:p>
          </table:table-cell>
          <table:table-cell office:value-type="string">
            <text:p>,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formula="of:=SIN([.A257]/255*2*PI())" office:value-type="float" office:value="-2.44929359829471E-016">
            <text:p>-2,44929359829471E-016</text:p>
          </table:table-cell>
          <table:table-cell table:formula="of:=ROUND(([.B257]+1)*255/2;0)" office:value-type="float" office:value="128">
            <text:p>128</text:p>
          </table:table-cell>
          <table:table-cell office:value-type="string">
            <text:p>,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8">18.12.2012</text:date>, <text:time>23:21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18T21:01:50.75</meta:creation-date>
    <dc:date>2012-12-18T23:21:38.89</dc:date>
    <meta:editing-duration>PT1H34M26S</meta:editing-duration>
    <meta:editing-cycles>1</meta:editing-cycles>
    <meta:document-statistic meta:table-count="3" meta:cell-count="1024" meta:object-count="0"/>
    <meta:generator>OpenOffice.org/3.3$Win32 OpenOffice.org_project/330m20$Build-9567</meta:generator>
  </office:meta>
</office:document-meta>
</file>